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3">6. Navigation Components</text:span></text:span><text:span text:style-name="T3"><text:line-break/>Creating a dropdown</text:span><text:span text:style-name="T1"><text:line-break/>Using button groups<text:line-break/>Understanding the Bootstrap nav component<text:line-break/>Adding content to the navbar<text:line-break/>Collapsing your navigation<text:line-break/>Using breadcrumbs and pagination styles</text:span></text:p>
      <text:p text:style-name="Text_20_body"><text:soft-page-break/><text:span text:style-name="Strong_20_Emphasis"><text:span text:style-name="T1">7. Media Components</text:span></text:span><text:span text:style-name="T1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21T16:38:03.524951393</dc:date>
    <meta:editing-duration>PT7H38M58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